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20.64mm"/>
    </style:style>
    <style:style style:name="co5" style:family="table-column">
      <style:table-column-properties fo:break-before="auto" style:column-width="116.1mm"/>
    </style:style>
    <style:style style:name="co6" style:family="table-column">
      <style:table-column-properties fo:break-before="auto" style:column-width="5.8mm"/>
    </style:style>
    <style:style style:name="co7" style:family="table-column">
      <style:table-column-properties fo:break-before="auto" style:column-width="19.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lasificac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87086" calcext:value-type="float">
            <text:p>358708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BRION , ALEXAND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84681" calcext:value-type="float">
            <text:p>3584681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FERNANDEZ, MAR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98768" calcext:value-type="float">
            <text:p>359876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MELLA , MA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98768" calcext:value-type="float">
            <text:p>359876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MELLA , MA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769335" calcext:value-type="float">
            <text:p>376933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RODRIGUEZ , JAVI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69335" calcext:value-type="float">
            <text:p>376933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RODRIGUEZ , JAVI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4103" calcext:value-type="float">
            <text:p>3584103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BUDIÑO , GASP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93710" calcext:value-type="float">
            <text:p>359371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LAGO , 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93710" calcext:value-type="float">
            <text:p>359371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LAGO , 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83804" calcext:value-type="float">
            <text:p>358380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ÉREZ , ESTIBALI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3804" calcext:value-type="float">
            <text:p>358380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ÉREZ , ESTIBALI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83175" calcext:value-type="float">
            <text:p>358317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DEL AMO , PAB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9700" calcext:value-type="float">
            <text:p>357970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DE URZAIZ, ALI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82438" calcext:value-type="float">
            <text:p>358243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ERNANDEZ , LUCÍ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82438" calcext:value-type="float">
            <text:p>358243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ERNÁNDEZ , LUCÍ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82438" calcext:value-type="float">
            <text:p>358243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ERNÁNDEZ , LUCÍ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69840" calcext:value-type="float">
            <text:p>376984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ANCELA , MARIA CRIST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769840" calcext:value-type="float">
            <text:p>376984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ANCELA, MARIA CRIST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69119" calcext:value-type="float">
            <text:p>376911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OSTAS , MART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96894" calcext:value-type="float">
            <text:p>3596894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OBRINO, JOR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69539" calcext:value-type="float">
            <text:p>376953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REPRESAS , FRANCIS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69539" calcext:value-type="float">
            <text:p>376953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REPRESAS , FRANCIS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70490" calcext:value-type="float">
            <text:p>377049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FDEZ , LU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70490" calcext:value-type="float">
            <text:p>377049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FDEZ , LU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86579" calcext:value-type="float">
            <text:p>358657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ÁZQUEZ , MIG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769862" calcext:value-type="float">
            <text:p>376986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UAREZ, 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586164" calcext:value-type="float">
            <text:p>3586164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BAUTISTA, CONSTANTE J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6116" calcext:value-type="float">
            <text:p>3586116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ASABELLA , ANDRE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6116" calcext:value-type="float">
            <text:p>3586116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ASABELLA , ANDRE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86259" calcext:value-type="float">
            <text:p>358625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ERNÁNDEZ , PAB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86573" calcext:value-type="float">
            <text:p>35865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DELLAS , RUBÉ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6573" calcext:value-type="float">
            <text:p>35865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DELLAS , RUBÉ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97603" calcext:value-type="float">
            <text:p>359760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GARCÍA , MANUEL 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95051" calcext:value-type="float">
            <text:p>359505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GONZÁLEZ , ADOLF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95051" calcext:value-type="float">
            <text:p>359505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GONZÁLEZ , ADOLF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95051" calcext:value-type="float">
            <text:p>359505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GONZÁLEZ , ADOLF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580229" calcext:value-type="float">
            <text:p>358022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ROTO , DIE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80231" calcext:value-type="float">
            <text:p>358023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BARREIRO , DAV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80231" calcext:value-type="float">
            <text:p>358023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BARREIRO, DAV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15090" calcext:value-type="float">
            <text:p>4015090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PEREZ-SCHOFIELD , BALTAS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5090" calcext:value-type="float">
            <text:p>4015090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PEREZ-SCHOFIELD , BALTAS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15090" calcext:value-type="float">
            <text:p>4015090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PEREZ-SCHOFIELD , BALTAS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86558" calcext:value-type="float">
            <text:p>358655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ERNANDEZ, UX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81076" calcext:value-type="float">
            <text:p>358107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GARCIA , CAR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80175" calcext:value-type="float">
            <text:p>358017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TELLADO, DE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94101" calcext:value-type="float">
            <text:p>359410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RAZO , SAM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594101" calcext:value-type="float">
            <text:p>359410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RAZO , SAM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94101" calcext:value-type="float">
            <text:p>359410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RAZO , SAM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83469" calcext:value-type="float">
            <text:p>3583469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NOVAS , PAB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81266" calcext:value-type="float">
            <text:p>3581266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MARTINEZ , MARC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587482" calcext:value-type="float">
            <text:p>35874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VOA , ANGE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87482" calcext:value-type="float">
            <text:p>35874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VOA , ANGE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87526" calcext:value-type="float">
            <text:p>358752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VOA , MIGU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87482" calcext:value-type="float">
            <text:p>35874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VOA, ANGE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81266" calcext:value-type="float">
            <text:p>3581266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MARTÍNEZ , MARC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12782" calcext:value-type="float">
            <text:p>411278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AGUADO , JOR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12782" calcext:value-type="float">
            <text:p>411278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AGUADO, JOR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80410" calcext:value-type="float">
            <text:p>358041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OBREGÓN , NU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80410" calcext:value-type="float">
            <text:p>358041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OBREGÓN , NU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91408" calcext:value-type="float">
            <text:p>359140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PORTA , ANT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91408" calcext:value-type="float">
            <text:p>359140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PORTA , ANTÍ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91408" calcext:value-type="float">
            <text:p>3591408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PORTA , ANTÍ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95893" calcext:value-type="float">
            <text:p>359589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PADÍN , ADOLF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92454" calcext:value-type="float">
            <text:p>3592454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SOLIÑO, CONST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83422" calcext:value-type="float">
            <text:p>40834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VAL , DE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83422" calcext:value-type="float">
            <text:p>40834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OVAL , DE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98131" calcext:value-type="float">
            <text:p>359813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MARIÑO , VANES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98131" calcext:value-type="float">
            <text:p>359813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MARIÑO, VANESS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69571" calcext:value-type="float">
            <text:p>3769571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BARROS , JESÚS CARL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69571" calcext:value-type="float">
            <text:p>3769571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BARROS , JESÚS CARL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97418" calcext:value-type="float">
            <text:p>359741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MARTÍNEZ , MARÍA JO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597418" calcext:value-type="float">
            <text:p>359741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MARTÍNEZ , MARÍA JO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97418" calcext:value-type="float">
            <text:p>359741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MART͍NEZ , MAR͍A JO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93114" calcext:value-type="float">
            <text:p>3593114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DOMINGUEZ , FCO. JAVI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97361" calcext:value-type="float">
            <text:p>379736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OUTEIRIÑO , ALEJAN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0141" calcext:value-type="float">
            <text:p>358014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YAÑEZ , MANUEL ANTON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80141" calcext:value-type="float">
            <text:p>358014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YAÑEZ, MANUEL ANTON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9291" calcext:value-type="float">
            <text:p>357929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EDREIRA , CARME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579291" calcext:value-type="float">
            <text:p>357929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DREIRA , CARME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93645" calcext:value-type="float">
            <text:p>359364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SUAREZ , CLAU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93645" calcext:value-type="float">
            <text:p>359364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SUAREZ , CLAU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93645" calcext:value-type="float">
            <text:p>3593645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SUAREZ , CLAU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SO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589560" calcext:value-type="float">
            <text:p>358956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ERNANDEZ, DIE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69909" calcext:value-type="float">
            <text:p>376990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REDONDO , VERONIC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69909" calcext:value-type="float">
            <text:p>376990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REDONDO , VERONIC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769909" calcext:value-type="float">
            <text:p>3769909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REDONDO , VERONIC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7160" calcext:value-type="float">
            <text:p>359716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SENDINO , CO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97160" calcext:value-type="float">
            <text:p>359716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SENDINO , CO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STE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79806" calcext:value-type="float">
            <text:p>3579806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ODRIGUEZ , DIE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579806" calcext:value-type="float">
            <text:p>3579806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ODRIGUEZ, DIE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TER4</text:p>
          </table:table-cell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clasificacion.A1:clasificacion.G9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7P0"/>
    </number:currency-style>
    <style:style style:name="Default" style:family="table-cell">
      <style:table-cell-properties fo:padding="0.71mm" style:rotation-align="none"/>
      <style:text-properties fo:color="#000000" fo:font-size="11pt" style:font-size-asian="11pt" style:font-name-complex="Liberation Sans" style:font-family-complex="'Liberation Sans'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first-page-number="continue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9">00/00/0000</text:date>, <text:time style:data-style-name="N2" text:time-value="12:38:49.676000000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clasificacion" style:display-name="PageStyle_clasificac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xina </text:span><text:span text:style-name="MT1"><text:page-number>1</text:page-number></text:span></text:p>
      </style:footer>
      <style:footer-left style:display="false">
        <text:p><text:span text:style-name="MT1">Páx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21-08-09T12:58:52.716000000</dc:date>
    <meta:editing-duration>PT1H21S</meta:editing-duration>
    <meta:editing-cycles>22</meta:editing-cycles>
    <meta:document-statistic meta:table-count="1" meta:cell-count="630" meta:object-count="0"/>
  </office:meta>
</office:document-meta>
</file>